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38cm" fo:min-width="2.778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2.545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3.972cm"/>
    </style:style>
    <style:style style:name="gr4" style:family="graphic" style:parent-style-name="standard">
      <style:graphic-properties draw:textarea-horizontal-align="justify" draw:textarea-vertical-align="middle" draw:auto-grow-height="false" fo:min-height="1.334cm" fo:min-width="2.572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3.81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3.31cm"/>
    </style:style>
    <style:style style:name="gr7" style:family="graphic" style:parent-style-name="standard">
      <style:graphic-properties draw:textarea-horizontal-align="justify" draw:textarea-vertical-align="middle" draw:auto-grow-height="false" fo:min-height="0.866cm" fo:min-width="1.34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401cm" fo:min-width="3.437cm"/>
    </style:style>
    <style:style style:name="gr10" style:family="graphic" style:parent-style-name="standard">
      <style:graphic-properties draw:textarea-horizontal-align="justify" draw:textarea-vertical-align="middle" draw:auto-grow-height="false" fo:min-height="0.703cm" fo:min-width="1.723cm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3.945cm"/>
    </style:style>
    <style:style style:name="gr12" style:family="graphic" style:parent-style-name="standard">
      <style:graphic-properties draw:textarea-horizontal-align="justify" draw:textarea-vertical-align="middle" draw:auto-grow-height="false" fo:min-height="0.64cm" fo:min-width="1.596cm"/>
    </style:style>
    <style:style style:name="gr13" style:family="graphic" style:parent-style-name="standard">
      <style:graphic-properties draw:textarea-horizontal-align="justify" draw:textarea-vertical-align="middle" draw:auto-grow-height="false" fo:min-height="0.449cm" fo:min-width="1.215cm"/>
    </style:style>
    <style:style style:name="gr14" style:family="graphic" style:parent-style-name="standard">
      <style:graphic-properties draw:textarea-horizontal-align="justify" draw:textarea-vertical-align="middle" draw:auto-grow-height="false" fo:min-height="1.655cm" fo:min-width="2.675cm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2.1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3.278cm" svg:height="1.688cm" svg:x="6.266cm" svg:y="8.964cm">
          <text:p text:style-name="P1">Browser</text:p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045cm" svg:height="1.651cm" svg:x="1.697cm" svg:y="12.601cm">
          <text:p text:style-name="P1">Client</text:p>
          <text:p text:style-name="P1">Sign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4.472cm" svg:height="2.286cm" svg:x="10.979cm" svg:y="2.524cm">
          <text:p text:style-name="P1">Document</text:p>
          <text:p text:style-name="P1">Validator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3.072cm" svg:height="1.584cm" svg:x="1.624cm" svg:y="9.001cm">
          <text:p text:style-name="P1">USB</text:p>
          <text:p text:style-name="P1">Token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4.318cm" svg:height="1.905cm" svg:x="11.176cm" svg:y="15.732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3.81cm" svg:height="1.778cm" svg:x="5.974cm" svg:y="15.822cm">
          <text:p text:style-name="P1">Document</text:p>
          <text:p text:style-name="P1">Hash Key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3.683cm" svg:height="2.23cm" svg:x="6.047cm" svg:y="12.303cm">
          <text:p text:style-name="P1">Sig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draw:type="line" svg:x1="4.742cm" svg:y1="13.426cm" svg:x2="6.047cm" svg:y2="13.418cm" draw:start-shape="id1" draw:start-glue-point="1" draw:end-shape="id2" draw:end-glue-point="5" svg:d="M4742 13426l1305-8" svg:viewBox="0 0 1306 9">
          <text:p/>
        </draw:connector>
        <draw:custom-shape draw:style-name="gr9" draw:text-style-name="P1" xml:id="id12" draw:id="id12" draw:layer="layout" svg:width="3.937cm" svg:height="1.651cm" svg:x="11.287cm" svg:y="21.458cm">
          <text:p text:style-name="P1">Hash Key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4.445cm" svg:height="1.905cm" svg:x="11.06cm" svg:y="18.645cm">
          <text:p text:style-name="P1">Genar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draw:type="line" svg:x1="7.879cm" svg:y1="15.822cm" svg:x2="7.888cm" svg:y2="14.533cm" draw:start-shape="id3" draw:start-glue-point="0" draw:end-shape="id2" draw:end-glue-point="6" svg:d="M7879 15822l9-1289" svg:viewBox="0 0 10 1290">
          <text:p/>
        </draw:connector>
        <draw:custom-shape draw:style-name="gr11" draw:text-style-name="P1" xml:id="id6" draw:id="id6" draw:layer="layout" svg:width="4.445cm" svg:height="1.905cm" svg:x="11.008cm" svg:y="8.826cm">
          <text:p text:style-name="P1">Signed</text:p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12" draw:text-style-name="P1" xml:id="id4" draw:id="id4" draw:layer="layout" svg:width="4.191cm" svg:height="1.778cm" svg:x="11.243cm" svg:y="12.52cm">
          <text:p text:style-name="P1">Sig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draw:type="line" svg:x1="9.73cm" svg:y1="13.418cm" svg:x2="11.243cm" svg:y2="13.409cm" draw:start-shape="id2" draw:start-glue-point="7" draw:end-shape="id4" draw:end-glue-point="5" svg:d="M9730 13418l1513-9" svg:viewBox="0 0 1514 10">
          <text:p/>
        </draw:connector>
        <draw:connector draw:style-name="gr8" draw:text-style-name="P2" draw:layer="layout" draw:type="line" svg:x1="13.335cm" svg:y1="15.732cm" svg:x2="13.339cm" svg:y2="14.298cm" draw:start-shape="id5" draw:start-glue-point="0" draw:end-shape="id4" draw:end-glue-point="6" svg:d="M13335 15732l4-1434" svg:viewBox="0 0 5 1435">
          <text:p/>
        </draw:connector>
        <draw:connector draw:style-name="gr8" draw:text-style-name="P2" draw:layer="layout" draw:type="line" svg:x1="13.339cm" svg:y1="12.52cm" svg:x2="13.23cm" svg:y2="10.731cm" draw:start-shape="id4" draw:start-glue-point="4" draw:end-shape="id6" svg:d="M13339 12520l-109-1789" svg:viewBox="0 0 110 1790">
          <text:p/>
        </draw:connector>
        <draw:custom-shape draw:style-name="gr6" draw:text-style-name="P1" xml:id="id13" draw:id="id13" draw:layer="layout" svg:width="3.81cm" svg:height="1.778cm" svg:x="16.467cm" svg:y="5.926cm">
          <text:p text:style-name="P1">Revocation</text:p>
          <text:p text:style-name="P1">List</text:p>
          <draw:enhanced-geometry svg:viewBox="0 0 21600 21600" draw:type="rectangle" draw:enhanced-path="M 0 0 L 21600 0 21600 21600 0 21600 0 0 Z N"/>
        </draw:custom-shape>
        <draw:custom-shape draw:style-name="gr13" draw:text-style-name="P1" xml:id="id7" draw:id="id7" draw:layer="layout" svg:width="3.429cm" svg:height="1.397cm" svg:x="11.514cm" svg:y="6.107cm">
          <text:p text:style-name="P1">Verif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draw:type="line" svg:x1="13.23cm" svg:y1="8.826cm" svg:x2="13.229cm" svg:y2="7.504cm" draw:start-shape="id6" draw:start-glue-point="0" draw:end-shape="id7" draw:end-glue-point="6" svg:d="M13230 8826l-1-1322" svg:viewBox="0 0 2 1323">
          <text:p/>
        </draw:connector>
        <draw:connector draw:style-name="gr8" draw:text-style-name="P2" draw:layer="layout" draw:type="line" svg:x1="4.696cm" svg:y1="9.793cm" svg:x2="6.266cm" svg:y2="9.808cm" draw:start-shape="id8" draw:start-glue-point="1" draw:end-shape="id9" draw:end-glue-point="3" svg:d="M4696 9793l1570 15" svg:viewBox="0 0 1571 16">
          <text:p/>
        </draw:connector>
        <draw:connector draw:style-name="gr8" draw:text-style-name="P2" draw:layer="layout" draw:type="line" svg:x1="7.905cm" svg:y1="10.652cm" svg:x2="7.888cm" svg:y2="12.303cm" draw:start-shape="id9" draw:start-glue-point="2" draw:end-shape="id2" draw:end-glue-point="4" svg:d="M7905 10652l-17 1651" svg:viewBox="0 0 18 1652">
          <text:p/>
        </draw:connector>
        <draw:custom-shape draw:style-name="gr14" draw:text-style-name="P1" xml:id="id10" draw:id="id10" draw:layer="layout" svg:width="3.175cm" svg:height="1.905cm" svg:x="17.01cm" svg:y="12.476cm">
          <text:p text:style-name="P1">Server</text:p>
          <text:p text:style-name="P1">Signer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7.01cm" svg:y1="13.428cm" svg:x2="15.434cm" svg:y2="13.409cm" draw:start-shape="id10" draw:start-glue-point="3" draw:end-shape="id4" draw:end-glue-point="7" svg:d="M17010 13428l-1576-19" svg:viewBox="0 0 1577 20">
          <text:p/>
        </draw:connector>
        <draw:connector draw:style-name="gr8" draw:text-style-name="P2" draw:layer="layout" draw:type="line" svg:x1="13.335cm" svg:y1="17.637cm" svg:x2="13.283cm" svg:y2="18.645cm" draw:start-shape="id5" draw:start-glue-point="2" draw:end-shape="id11" draw:end-glue-point="4" svg:d="M13335 17637l-52 1008" svg:viewBox="0 0 53 1009">
          <text:p/>
        </draw:connector>
        <draw:connector draw:style-name="gr8" draw:text-style-name="P2" draw:layer="layout" draw:type="line" svg:x1="13.255cm" svg:y1="21.458cm" svg:x2="13.283cm" svg:y2="20.55cm" draw:start-shape="id12" draw:start-glue-point="0" draw:end-shape="id11" draw:end-glue-point="6" svg:d="M13255 21458l28-908" svg:viewBox="0 0 29 909">
          <text:p/>
        </draw:connector>
        <draw:connector draw:style-name="gr8" draw:text-style-name="P2" draw:layer="layout" svg:x1="11.06cm" svg:y1="19.598cm" svg:x2="9.784cm" svg:y2="16.711cm" draw:start-shape="id11" draw:start-glue-point="5" draw:end-shape="id3" svg:d="M11060 19598h-638v-2887h-638" svg:viewBox="0 0 1277 2888">
          <text:p/>
        </draw:connector>
        <draw:connector draw:style-name="gr8" draw:text-style-name="P2" draw:layer="layout" draw:type="line" svg:x1="16.467cm" svg:y1="6.815cm" svg:x2="14.943cm" svg:y2="6.806cm" draw:start-shape="id13" draw:start-glue-point="3" draw:end-shape="id7" draw:end-glue-point="7" svg:d="M16467 6815l-1524-9" svg:viewBox="0 0 1525 10">
          <text:p/>
        </draw:connector>
        <draw:connector draw:style-name="gr8" draw:text-style-name="P2" draw:layer="layout" draw:type="line" svg:x1="13.215cm" svg:y1="4.81cm" svg:x2="13.229cm" svg:y2="6.107cm" draw:start-shape="id14" draw:start-glue-point="2" draw:end-shape="id7" draw:end-glue-point="4" svg:d="M13215 4810l14 1297" svg:viewBox="0 0 15 1298">
          <text:p/>
        </draw:connector>
        <draw:custom-shape draw:style-name="gr15" draw:text-style-name="P1" xml:id="id15" draw:id="id15" draw:layer="layout" svg:width="2.667cm" svg:height="1.905cm" svg:x="6.969cm" svg:y="5.899cm">
          <text:p text:style-name="P1">Key</text:p>
          <text:p text:style-name="P1">Stor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9.636cm" svg:y1="6.851cm" svg:x2="11.514cm" svg:y2="6.805cm" draw:start-shape="id15" draw:start-glue-point="1" draw:end-shape="id7" svg:d="M9636 6851l1878-46" svg:viewBox="0 0 1879 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3:06:16.945817179</meta:creation-date>
    <dc:date>2016-06-09T10:01:20.879175119</dc:date>
    <meta:editing-duration>PT3H45M9S</meta:editing-duration>
    <meta:editing-cycles>284</meta:editing-cycles>
    <meta:generator>LibreOffice/5.0.6.2$Linux_X86_64 LibreOffice_project/00$Build-2</meta:generator>
    <meta:document-statistic meta:object-count="30"/>
  </office:meta>
</office:document-meta>
</file>